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3324*"/>
    </style:style>
    <style:style style:name="Table1.B" style:family="table-column">
      <style:table-column-properties style:column-width="2.133cm" style:rel-column-width="1209*"/>
    </style:style>
    <style:style style:name="Table1.C" style:family="table-column">
      <style:table-column-properties style:column-width="9.594cm" style:rel-column-width="5439*"/>
    </style:style>
    <style:style style:name="Table1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9bb0b" officeooo:paragraph-rsid="0009bb0b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bb0b" officeooo:paragraph-rsid="0009bb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0cbf" officeooo:paragraph-rsid="000a0c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9bb0b" officeooo:paragraph-rsid="0009bb0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a0c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Endings Action Plan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Question</text:p>
          </table:table-cell>
          <table:table-cell table:style-name="Table1.A1" office:value-type="string">
            <text:p text:style-name="P6">Answer</text:p>
          </table:table-cell>
          <table:table-cell table:style-name="Table1.C1" office:value-type="string">
            <text:p text:style-name="P6">Action/<text:span text:style-name="T1">Notes</text:span></text:p>
          </table:table-cell>
        </table:table-row>
        <table:table-row>
          <table:table-cell table:style-name="Table1.A2" office:value-type="string">
            <text:p text:style-name="P4">Is my data in version control (svn or git[hub])?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Am I using a good file- and folder-naming convention?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Do I have three up-to-date backups in two geographic locations?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Do I have a process for validating all files that can be validated?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Do I have a version number for my first/next release?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2:24:42.876405629</meta:creation-date>
    <meta:generator>LibreOffice/6.1.6.3$Linux_X86_64 LibreOffice_project/10$Build-3</meta:generator>
    <dc:date>2019-06-13T12:58:01.900293791</dc:date>
    <meta:editing-duration>PT15M33S</meta:editing-duration>
    <meta:editing-cycles>1</meta:editing-cycles>
    <meta:document-statistic meta:table-count="1" meta:image-count="0" meta:object-count="0" meta:page-count="1" meta:paragraph-count="9" meta:word-count="57" meta:character-count="329" meta:non-whitespace-character-count="281"/>
  </office:meta>
</office:document-meta>
</file>